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16f8b0"/>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officeooo:paragraph-rsid="0013dcb0"/>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officeooo:paragraph-rsid="0015bcc6"/>
    </style:style>
    <style:style style:name="P6"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break-before="page"/>
    </style:style>
    <style:style style:name="P9"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fo:break-before="pag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10" style:family="paragraph" style:parent-style-name="Preformatted_20_Text">
      <loext:graphic-properties draw:fill="solid" draw:fill-color="#fafafa" draw:opacity="100%"/>
      <style:paragraph-properties fo:margin-left="0cm" fo:margin-right="0cm" fo:margin-top="0cm" fo:margin-bottom="0.499cm" loext:contextual-spacing="false" fo:text-align="start" style:justify-single-word="false" fo:orphans="2" fo:widows="2" fo:text-indent="0cm" style:auto-text-indent="false" fo:background-color="#fafafa" fo:padding="0cm" fo:border="none"/>
    </style:style>
    <style:style style:name="P11" style:family="paragraph" style:parent-style-name="Preformatted_20_Text">
      <style:paragraph-properties fo:margin-left="0cm" fo:margin-right="0cm" fo:text-align="start" style:justify-single-word="false" fo:orphans="2" fo:widows="2" fo:text-indent="0cm" style:auto-text-indent="false" fo:padding="0cm" fo:border="none"/>
    </style:style>
    <style:style style:name="P12"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fo:padding="0cm" fo:border="none"/>
    </style:style>
    <style:style style:name="P13" style:family="paragraph" style:parent-style-name="Preformatted_20_Text">
      <style:paragraph-properties fo:margin-top="0cm" fo:margin-bottom="0.499cm" loext:contextual-spacing="false" fo:text-align="start" style:justify-single-word="false" fo:orphans="2" fo:widows="2" fo:padding="0cm" fo:border="none"/>
    </style:style>
    <style:style style:name="P14"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fo:padding="0cm" fo:border="none"/>
    </style:style>
    <style:style style:name="P15" style:family="paragraph" style:parent-style-name="Preformatted_20_Text">
      <style:paragraph-properties fo:text-align="start" style:justify-single-word="false" fo:orphans="2" fo:widows="2" fo:padding="0cm" fo:border="none"/>
    </style:style>
    <style:style style:name="P16" style:family="paragraph" style:parent-style-name="Preformatted_20_Text">
      <loext:graphic-properties draw:fill="solid" draw:fill-color="#fafafa" draw:opacity="100%"/>
      <style:paragraph-properties fo:text-align="start" style:justify-single-word="false" fo:orphans="2" fo:widows="2" fo:background-color="#fafafa" fo:padding="0cm" fo:border="none"/>
    </style:style>
    <style:style style:name="P17" style:family="paragraph" style:parent-style-name="Text_20_body">
      <style:text-properties fo:font-variant="normal" fo:text-transform="none" fo:color="#191919" style:font-name="Lato" fo:font-size="12pt" fo:letter-spacing="normal" fo:font-style="normal" fo:font-weight="normal"/>
    </style:style>
    <style:style style:name="P18" style:family="paragraph" style:parent-style-name="Heading_20_5">
      <style:text-properties fo:font-variant="normal" fo:text-transform="none" fo:color="#191919" style:font-name="Lato" fo:font-size="12pt" fo:letter-spacing="normal" fo:font-style="normal" fo:font-weight="bold" style:font-weight-asian="bold" style:font-weight-complex="bold"/>
    </style:style>
    <style:style style:name="P19"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fo:padding="0cm" fo:border="none"/>
    </style:style>
    <style:style style:name="P20"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fo:padding="0cm" fo:border="none"/>
    </style:style>
    <style:style style:name="P21" style:family="paragraph" style:parent-style-name="Text_20_body">
      <style:text-properties fo:font-variant="normal" fo:text-transform="none" fo:color="#191919" style:font-name="Lato" fo:font-size="12pt" fo:letter-spacing="normal" fo:font-style="normal" fo:font-weight="normal"/>
    </style:style>
    <style:style style:name="P22" style:family="paragraph" style:parent-style-name="Text_20_body">
      <style:paragraph-properties fo:text-align="center" style:justify-single-word="false"/>
      <style:text-properties fo:font-variant="normal" fo:text-transform="none" fo:color="#191919" style:font-name="Lato" fo:font-size="16pt" fo:letter-spacing="normal" fo:font-style="normal" fo:font-weight="bold" officeooo:rsid="001761d5" officeooo:paragraph-rsid="001761d5" style:font-size-asian="16pt" style:font-weight-asian="bold" style:font-size-complex="16pt" style:font-weight-complex="bold"/>
    </style:style>
    <style:style style:name="P2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4" style:family="paragraph" style:parent-style-name="Text_20_body" style:list-style-name="L1">
      <style:paragraph-properties fo:margin-left="0cm" fo:margin-right="0cm" fo:margin-top="0cm" fo:margin-bottom="0.247cm" loext:contextual-spacing="false" fo:text-align="start" style:justify-single-word="false" fo:orphans="2" fo:widows="2" fo:text-indent="0cm" style:auto-text-indent="false"/>
    </style:style>
    <style:style style:name="P2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26" style:family="paragraph" style:parent-style-name="Text_20_body" style:list-style-name="L1">
      <style:paragraph-properties fo:margin-top="0cm" fo:margin-bottom="0.247cm" loext:contextual-spacing="false" fo:text-align="start" style:justify-single-word="false" fo:orphans="2" fo:widows="2"/>
    </style:style>
    <style:style style:name="P27" style:family="paragraph" style:parent-style-name="Text_20_body" style:list-style-name="L2">
      <style:paragraph-properties fo:margin-top="0cm" fo:margin-bottom="0.247cm" loext:contextual-spacing="false" fo:text-align="start" style:justify-single-word="false" fo:orphans="2" fo:widows="2"/>
    </style:style>
    <style:style style:name="P28" style:family="paragraph" style:parent-style-name="Text_20_body" style:list-style-name="L3">
      <style:paragraph-properties fo:margin-top="0cm" fo:margin-bottom="0.247cm" loext:contextual-spacing="false" fo:text-align="start" style:justify-single-word="false" fo:orphans="2" fo:widows="2"/>
    </style:style>
    <style:style style:name="P29" style:family="paragraph" style:parent-style-name="Text_20_body" style:list-style-name="L6">
      <style:paragraph-properties fo:margin-top="0cm" fo:margin-bottom="0.247cm" loext:contextual-spacing="false" fo:text-align="start" style:justify-single-word="false" fo:orphans="2" fo:widows="2"/>
    </style:style>
    <style:style style:name="P30" style:family="paragraph" style:parent-style-name="Text_20_body" style:list-style-name="L9">
      <style:paragraph-properties fo:margin-top="0cm" fo:margin-bottom="0.247cm" loext:contextual-spacing="false" fo:text-align="start" style:justify-single-word="false" fo:orphans="2" fo:widows="2"/>
    </style:style>
    <style:style style:name="P31" style:family="paragraph" style:parent-style-name="Text_20_body" style:list-style-name="L16">
      <style:paragraph-properties fo:margin-top="0cm" fo:margin-bottom="0.247cm" loext:contextual-spacing="false" fo:text-align="start" style:justify-single-word="false" fo:orphans="2" fo:widows="2"/>
    </style:style>
    <style:style style:name="P32" style:family="paragraph" style:parent-style-name="Text_20_body" style:list-style-name="L17">
      <style:paragraph-properties fo:margin-top="0cm" fo:margin-bottom="0.247cm" loext:contextual-spacing="false" fo:text-align="start" style:justify-single-word="false" fo:orphans="2" fo:widows="2"/>
    </style:style>
    <style:style style:name="P33" style:family="paragraph" style:parent-style-name="Text_20_body" style:list-style-name="L18">
      <style:paragraph-properties fo:margin-top="0cm" fo:margin-bottom="0.247cm" loext:contextual-spacing="false" fo:text-align="start" style:justify-single-word="false" fo:orphans="2" fo:widows="2"/>
    </style:style>
    <style:style style:name="P34" style:family="paragraph" style:parent-style-name="Text_20_body">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35"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36"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37"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38"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39" style:family="paragraph" style:parent-style-name="Text_20_body" style:list-style-name="L9">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40" style:family="paragraph" style:parent-style-name="Text_20_body">
      <style:paragraph-properties fo:break-before="page"/>
      <style:text-properties fo:font-variant="normal" fo:text-transform="none" fo:color="#191919" style:font-name="Lato" fo:font-size="12pt" fo:letter-spacing="normal" fo:font-style="normal" fo:font-weight="normal"/>
    </style:style>
    <style:style style:name="T1" style:family="text">
      <style:text-properties fo:font-style="normal"/>
    </style:style>
    <style:style style:name="T2" style:family="text">
      <style:text-properties fo:font-variant="normal" fo:text-transform="none" fo:color="#191919" style:font-name="Lato" fo:font-size="12pt" fo:letter-spacing="normal" fo:font-style="normal" fo:font-weight="normal"/>
    </style:style>
    <style:style style:name="T3" style:family="text">
      <style:text-properties fo:font-variant="normal" fo:text-transform="none" fo:color="#191919" style:font-name="Lato" fo:font-size="12pt" fo:letter-spacing="normal" fo:font-style="normal" fo:font-weight="normal" officeooo:rsid="00133e3c"/>
    </style:style>
    <style:style style:name="T4" style:family="text">
      <style:text-properties fo:font-variant="normal" fo:text-transform="none" fo:color="#191919" style:font-name="Lato" fo:font-size="12pt" fo:letter-spacing="normal" fo:font-style="normal" fo:font-weight="bold"/>
    </style:style>
    <style:style style:name="T5" style:family="text">
      <style:text-properties fo:font-variant="normal" fo:text-transform="none" fo:color="#191919" style:font-name="Lato" fo:font-size="12pt" fo:letter-spacing="normal" fo:font-weight="normal"/>
    </style:style>
    <style:style style:name="T6" style:family="text">
      <style:text-properties fo:font-variant="normal" fo:text-transform="none" fo:color="#191919" style:font-name="SFMono-Regular" fo:font-size="10.5pt" fo:letter-spacing="normal" fo:font-style="normal" fo:font-weight="normal" loext:padding="0cm" loext:border="none"/>
    </style:style>
    <style:style style:name="T7" style:family="text">
      <style:text-properties fo:font-variant="normal" fo:text-transform="none" fo:color="#191919" fo:letter-spacing="normal" loext:padding="0cm" loext:border="none"/>
    </style:style>
    <style:style style:name="T8" style:family="text">
      <style:text-properties fo:font-variant="normal" fo:text-transform="none" fo:color="#383a42" style:font-name="SFMono-Regular" fo:font-size="10.5pt" fo:letter-spacing="normal" fo:font-style="normal" fo:font-weight="normal" loext:padding="0cm" loext:border="none"/>
    </style:style>
    <style:style style:name="T9" style:family="text">
      <style:text-properties fo:font-variant="normal" fo:text-transform="none" fo:color="#383a42" fo:letter-spacing="normal" loext:padding="0cm" loext:border="none"/>
    </style:style>
    <style:style style:name="T10" style:family="text">
      <style:text-properties fo:font-variant="normal" fo:text-transform="none" fo:color="#986801" style:font-name="SFMono-Regular" fo:font-size="10.5pt" fo:letter-spacing="normal" fo:font-style="normal" fo:font-weight="normal" loext:padding="0cm" loext:border="none"/>
    </style:style>
    <style:style style:name="T11" style:family="text">
      <style:text-properties fo:font-variant="normal" fo:text-transform="none" fo:color="#986801" fo:letter-spacing="normal" loext:padding="0cm" loext:border="none"/>
    </style:style>
    <style:style style:name="T12" style:family="text">
      <style:text-properties fo:font-variant="normal" fo:text-transform="none" fo:color="#e83e8c" style:font-name="SFMono-Regular" fo:font-size="10.5pt" fo:letter-spacing="normal" fo:font-style="normal" fo:font-weight="normal"/>
    </style:style>
    <style:style style:name="T13" style:family="text">
      <style:text-properties fo:font-variant="normal" fo:text-transform="none" fo:color="#292d31"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50a14f" style:font-name="SFMono-Regular" fo:font-size="10.5pt" fo:letter-spacing="normal" fo:font-style="normal" fo:font-weight="normal" loext:padding="0cm" loext:border="none"/>
    </style:style>
    <style:style style:name="T15" style:family="text">
      <style:text-properties fo:font-variant="normal" fo:text-transform="none" fo:color="#4078f2" style:font-name="SFMono-Regular" fo:font-size="10.5pt" fo:letter-spacing="normal" fo:font-style="normal" fo:font-weight="normal" loext:padding="0cm" loext:border="none"/>
    </style:style>
    <style:style style:name="T16" style:family="text">
      <style:text-properties fo:font-variant="normal" fo:text-transform="none" fo:color="#4078f2" fo:letter-spacing="normal" loext:padding="0cm" loext:border="none"/>
    </style:style>
    <style:style style:name="T17" style:family="text">
      <style:text-properties fo:font-variant="normal" fo:text-transform="none" fo:color="#a626a4" style:font-name="SFMono-Regular" fo:font-size="10.5pt" fo:letter-spacing="normal" fo:font-style="normal" fo:font-weight="normal" loext:padding="0cm" loext:border="none"/>
    </style:style>
    <style:style style:name="T18" style:family="text">
      <style:text-properties fo:color="#292d31" style:text-line-through-style="none" style:text-line-through-type="none" fo:font-style="normal" style:text-underline-style="none" style:text-blinking="false" fo:background-color="transparent" loext:char-shading-value="0"/>
    </style:style>
    <style:style style:name="T19" style:family="text">
      <style:text-properties style:text-underline-style="none"/>
    </style:style>
    <style:style style:name="T20" style:family="text">
      <style:text-properties style:text-underline-style="none" officeooo:rsid="00116838"/>
    </style:style>
    <style:style style:name="T21" style:family="text">
      <style:text-properties fo:font-weight="bold" style:font-weight-asian="bold" style:font-weight-complex="bold"/>
    </style:style>
    <style:style style:name="T22" style:family="text">
      <style:text-properties fo:color="#e83e8c" style:font-name="SFMono-Regular" fo:font-size="10.5pt"/>
    </style:style>
    <style:style style:name="T2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ntegración Continua</text:p>
      <text:p text:style-name="P17">La Integración Continua se refiere a la práctica de automatizar tareas de modo que se ejecuten automáticamente cuando se produce un evento, por ejemplo, una nueva versión de código en nuestro repositorio. Ejemplos de las tareas que pueden ser automatizadas son: compilación de componentes, ejecución de pruebas unitarias, ejecución de pruebas de integración, ejecución de pruebas de aceptación, obtención de métricas de calidad de código… Algunos de los objetivos que persigue la integración continua son:</text:p>
      <text:list xml:id="list3563543002" text:style-name="L4">
        <text:list-item>
          <text:p text:style-name="P35">Facilitar la integración entre distintos los distintos componentes de nuestra aplicación.</text:p>
        </text:list-item>
        <text:list-item>
          <text:p text:style-name="P35">Automatizar la construcción de nuestra aplicación.</text:p>
        </text:list-item>
        <text:list-item>
          <text:p text:style-name="P35">Automatizar la ejecución de tests en la construcción de nuestra aplicación.</text:p>
        </text:list-item>
      </text:list>
      <text:p text:style-name="P3">La integración continua aporta aporta innumerables ventajas en el objetivo de conseguir un software de alta calidad, algunas de las cuales son:</text:p>
      <text:list xml:id="list1687930551" text:style-name="L5">
        <text:list-item>
          <text:p text:style-name="P36">Detectar rápidamente posibles conflictos entre desarrolladores.</text:p>
        </text:list-item>
        <text:list-item>
          <text:p text:style-name="P36">Garantizar el correcto funcionamiento de nuestra aplicación antes de desplegar una nueva versión.</text:p>
        </text:list-item>
        <text:list-item>
          <text:p text:style-name="P36">Agiliza la corrección de los errores detectados.</text:p>
        </text:list-item>
        <text:list-item>
          <text:p text:style-name="P36">Permite resolver problemas de integración a lo largo de todo el proceso de desarrollo del software y no sólo al final del mismo, evitando situaciones caóticas previas a la fecha de entrega.</text:p>
        </text:list-item>
      </text:list>
      <text:p text:style-name="P3">Aunque el concepto de integración continua es muy amplio, en este curso lo vamos a delimitar a:</text:p>
      <text:list xml:id="list116598001" text:style-name="L6">
        <text:list-item>
          <text:p text:style-name="P29"><text:span text:style-name="Strong_20_Emphasis"><text:span text:style-name="T4">Optimización de Docker Build</text:span></text:span><text:span text:style-name="T2">: cómo utilizar la caché de Docker para acelerar el build de nuestras imágenes.</text:span></text:p>
        </text:list-item>
        <text:list-item>
          <text:p text:style-name="P29"><text:span text:style-name="Strong_20_Emphasis"><text:span text:style-name="T4">Test de Integración con Docker</text:span></text:span><text:span text:style-name="T2">: cómo utilizar Docker para facilitar la automatización del testeo de nuestras aplicaciones.</text:span></text:p>
        </text:list-item>
      </text:list>
      <text:p text:style-name="P17"/>
      <text:p text:style-name="P17"><text:span text:style-name="T21">Docker Hub</text:span> es el registro público de Docker. Viene a ser lo que es Github en el mundo <text:span text:style-name="Source_20_Text"><text:span text:style-name="T22">git</text:span></text:span>, pero en el mundo Docker.<text:line-break/>Permite configurar algunas tareas de integración continua, aunque está muy enfocado a la automatización de construcción de imágenes de Docker. Aunque hay muchas herramientas que permiten configurar tareas de integración continua, en este curso vamos a utilizar Docker Hub por varios motivos:</text:p>
      <text:p text:style-name="P40"/>
      <text:list xml:id="list2258033240" text:style-name="L7">
        <text:list-item>
          <text:p text:style-name="P37">Es una herramienta gratuita si generas imágenes públicas.</text:p>
        </text:list-item>
        <text:list-item>
          <text:p text:style-name="P37">Docker Hub es probablemente la herramienta más popular para distribuir imágenes de Docker, y su conocimiento resulta muy conveniente.</text:p>
        </text:list-item>
        <text:list-item>
          <text:p text:style-name="P37">Aunque es una herramienta algo limitada, resulta suficiente para ilustrar las ideas que introducimos en este curso.</text:p>
        </text:list-item>
      </text:list>
      <text:p text:style-name="P3">En el vídeo adjunto se harán tres demos usando Docker Hub:</text:p>
      <text:list xml:id="list1407956910" text:style-name="L8">
        <text:list-item>
          <text:p text:style-name="P38">Una breve introducción a Docker Hub y alguna de sus principales características.</text:p>
        </text:list-item>
        <text:list-item>
          <text:p text:style-name="P38">Como automatizar el build de imágenes.</text:p>
        </text:list-item>
        <text:list-item>
          <text:p text:style-name="P38">Cómo automatizar la ejecución de tests.</text:p>
          <text:p text:style-name="P38"/>
        </text:list-item>
      </text:list>
      <text:p text:style-name="P34">Cuando estamos trabajando en nuestra máquina local, Docker<text:span text:style-name="T23"> dispone de las capas de todas las ejecuciones</text:span> previas de <text:span text:style-name="Emphasis"><text:span text:style-name="T1">docker build</text:span></text:span> que hemos realizado. En otras palabras, cuando trabajamos en nuestra máquina local la caché de Docker está inicializada, recuerda la ejecución de instrucciones <text:span text:style-name="Emphasis"><text:span text:style-name="T1">docker build</text:span></text:span> anteriores, y como hemos visto en lecciones anteriores, optimiza enormemente la generación de imágenes. Sin embargo, esto no suele ser así en entornos de integración continua, donde normalmente cada tarea de integración (ya sea el build de una imagen o la ejecución de tests) se ejecuta en una nueva máquina independiente creada para este fin, y destruída cuando la tarea acaba. Esto es así porque reusar las mismas máquinas entre tareas de integración continua puede conllevar la aparición de estados indeseados en la máquina, o la acumulación de basura que terminará saturando los recursos de dicha máquina. En consecuencia, cuando una tarea de integración continua se ejecuta, es bastante frecuente que la cache de Docker no esté inicializada, lo que implica que los tiempos para construir nuestras imágenes pueden crecer enormemente. Esto es un problema importante porque idealmente las tareas de integración continua deben ejecutar cuanto más rápido mejor.</text:p>
      <text:p text:style-name="P1"><text:span text:style-name="T2">Por suerte Docker tiene una solución a este problema. Cuando ejecutamos un </text:span><text:span text:style-name="Emphasis"><text:span text:style-name="T2">docker build</text:span></text:span><text:span text:style-name="T2"> podemos indicar que utilice la caché de una imagen ya creada. Dicho de otra manera, si estoy construyendo la imagen </text:span><text:span text:style-name="Source_20_Text"><text:span text:style-name="T12">openwebinars/docker-for-devs:latest</text:span></text:span><text:span text:style-name="T2">, puedo reusar la cache de la última versión de </text:span><text:span text:style-name="Source_20_Text"><text:span text:style-name="T12">openwebinars/docker-for-devs:latest</text:span></text:span><text:span text:style-name="T2"> ejecutando estos commandos:</text:span></text:p>
      <text:p text:style-name="P12"><text:span text:style-name="Source_20_Text"><text:span text:style-name="T8">docker pull openwebinars/docker-</text:span></text:span><text:span text:style-name="Source_20_Text"><text:span text:style-name="T17">for</text:span></text:span><text:span text:style-name="Source_20_Text"><text:span text:style-name="T8">-dev</text:span></text:span><text:span text:style-name="Source_20_Text"><text:span text:style-name="T10">s:latest</text:span></text:span></text:p>
      <text:p text:style-name="P14"><text:span text:style-name="Source_20_Text"><text:span text:style-name="T8">docker build -t openwebinars/docker-</text:span></text:span><text:span text:style-name="Source_20_Text"><text:span text:style-name="T17">for</text:span></text:span><text:span text:style-name="Source_20_Text"><text:span text:style-name="T8">-dev</text:span></text:span><text:span text:style-name="Source_20_Text"><text:span text:style-name="T10">s:latest</text:span></text:span><text:span text:style-name="Source_20_Text"><text:span text:style-name="T8"> --cache-from=openwebinars/docker-</text:span></text:span><text:span text:style-name="Source_20_Text"><text:span text:style-name="T17">for</text:span></text:span><text:span text:style-name="Source_20_Text"><text:span text:style-name="T8">-dev</text:span></text:span><text:span text:style-name="Source_20_Text"><text:span text:style-name="T10">s:latest</text:span></text:span><text:span text:style-name="Source_20_Text"><text:span text:style-name="T8"> .</text:span></text:span></text:p>
      <text:p text:style-name="P1"><text:span text:style-name="T2">El vídeo adjunto hace una demo de este proceso usando el directorio </text:span><text:span text:style-name="Source_20_Text"><text:span text:style-name="T12">docker-for-devs/cache-from</text:span></text:span><text:span text:style-name="T2">.</text:span></text:p>
      <text:p text:style-name="P34"><text:soft-page-break/>El testeo de aplicaciones ha sido tradicionalmente tedioso ya que la ejecución de nuestra aplicación requiere de la instalación de sus dependencias, y además puede necesitar componentes externos como bases de datos. Sabemos que Docker soluciona estos problemas, y que gracias a la herramienta <text:span text:style-name="Emphasis"><text:span text:style-name="T1">docker-compose</text:span></text:span>, es prácticamente trivial el proceso de ejecución de una aplicación en local.</text:p>
      <text:p text:style-name="P1"><text:span text:style-name="T2">Pues bien, estas ideas pueden ser aplicadas al proceso de testeo de una aplicación. Lo primero que tenemos que hacer es </text:span><text:span text:style-name="Emphasis"><text:span text:style-name="T2">dockerizar</text:span></text:span><text:span text:style-name="T2"> nuestros scripts de tests, de tal manera que podamos ejecutarlos haciendo uso de </text:span><text:span text:style-name="Emphasis"><text:span text:style-name="T2">docker-compose</text:span></text:span><text:span text:style-name="T2"> al igual que hacemos con cualquier otra imagen de Docker.</text:span></text:p>
      <text:p text:style-name="P1"><text:span text:style-name="T2">El vídeo adjunto hace una demo de este proceso usando el directorio </text:span><text:span text:style-name="Source_20_Text"><text:span text:style-name="T12">docker-for-devs/e2e</text:span></text:span><text:span text:style-name="T2">.</text:span></text:p>
      <text:p text:style-name="P3">Este enfoque para la ejecución de tests basado en Docker y Docker Compose presenta las siguientes ventajas:</text:p>
      <text:list xml:id="list2007768122" text:style-name="L9">
        <text:list-item>
          <text:p text:style-name="P30"><text:span text:style-name="T2">Ligero: Docker es ligero, por lo que el fichero </text:span><text:span text:style-name="Emphasis"><text:span text:style-name="T2">docker-compose.yml</text:span></text:span><text:span text:style-name="T2"> puede contener tantos servicios como sea necesario y podrá ser ejecutado en una sola máquina. Esto permite la ejecución de entornos complejos para pruebas de integración y aceptación.</text:span></text:p>
        </text:list-item>
        <text:list-item>
          <text:p text:style-name="P39">Portable: gracias a que el proceso está basado en Docker y Docker es portable, la ejecución de pruebas puede realizarse en cualquier máquina, independientemente de su sistema operativo o el hardware interno.</text:p>
        </text:list-item>
        <text:list-item>
          <text:p text:style-name="P39">Inmutable: gracias a que Docker es inmutable, la imagen creada y validada por los procesos de integración continua, va a correr de la misma manera en nuestros servidores de producción.</text:p>
        </text:list-item>
      </text:list>
      <text:p text:style-name="P34"/>
      <text:p text:style-name="P34">Existen números herramientas para automatizar el <text:span text:style-name="Emphasis"><text:span text:style-name="T1">build</text:span></text:span> y las pruebas de aplicaciones, algunas puedes instalarlas en tu infraestructura, como:</text:p>
      <text:list xml:id="list3947635271" text:style-name="L16">
        <text:list-item>
          <text:p text:style-name="P31"><text:a xlink:type="simple" xlink:href="https://jenkins-ci.org/" text:style-name="Internet_20_link" text:visited-style-name="Visited_20_Internet_20_Link"><text:span text:style-name="T13">Jenkins</text:span></text:a></text:p>
        </text:list-item>
        <text:list-item>
          <text:p text:style-name="P31"><text:a xlink:type="simple" xlink:href="https://www.atlassian.com/software/bamboo/" text:style-name="Internet_20_link" text:visited-style-name="Visited_20_Internet_20_Link"><text:span text:style-name="T13">Bamboo</text:span></text:a></text:p>
        </text:list-item>
        <text:list-item>
          <text:p text:style-name="P31"><text:a xlink:type="simple" xlink:href="https://drone.io/" text:style-name="Internet_20_link" text:visited-style-name="Visited_20_Internet_20_Link"><text:span text:style-name="T13">Drone.io</text:span></text:a></text:p>
        </text:list-item>
      </text:list>
      <text:p text:style-name="P3">Y otras funcionan bajo el modelo SaaS, como:</text:p>
      <text:list xml:id="list3934693759" text:style-name="L17">
        <text:list-item>
          <text:p text:style-name="P32"><text:a xlink:type="simple" xlink:href="https://travis-ci.org/" text:style-name="Internet_20_link" text:visited-style-name="Visited_20_Internet_20_Link"><text:span text:style-name="T13">Travis</text:span></text:a></text:p>
        </text:list-item>
        <text:list-item>
          <text:p text:style-name="P32"><text:a xlink:type="simple" xlink:href="https://circleci.com/" text:style-name="Internet_20_link" text:visited-style-name="Visited_20_Internet_20_Link"><text:span text:style-name="T13">Circleci</text:span></text:a></text:p>
        </text:list-item>
      </text:list>
      <text:p text:style-name="P3">Como hemos visto en las lecciones anteriores, Docker ofrece su propia herramienta:</text:p>
      <text:list xml:id="list1001536517" text:style-name="L18">
        <text:list-item>
          <text:p text:style-name="P33"><text:a xlink:type="simple" xlink:href="https://hub.docker.com/" text:style-name="Internet_20_link" text:visited-style-name="Visited_20_Internet_20_Link"><text:span text:style-name="T13">Docker Hub</text:span></text:a></text:p>
        </text:list-item>
      </text:list>
      <text:p text:style-name="P34"/>
      <text:p text:style-name="P17"><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10:34:19.215178565</meta:creation-date>
    <dc:date>2021-05-03T22:09:52.067420826</dc:date>
    <meta:editing-duration>PT8H17M8S</meta:editing-duration>
    <meta:editing-cycles>12</meta:editing-cycles>
    <meta:generator>LibreOffice/6.4.7.2$Linux_X86_64 LibreOffice_project/40$Build-2</meta:generator>
    <meta:document-statistic meta:table-count="0" meta:image-count="0" meta:object-count="0" meta:page-count="4" meta:paragraph-count="43" meta:word-count="950" meta:character-count="6229" meta:non-whitespace-character-count="5347"/>
  </office:meta>
</office:document-meta>
</file>